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5.01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835cm"/>
    </style:style>
    <style:style style:name="co6" style:family="table-column">
      <style:table-column-properties fo:break-before="auto" style:column-width="2.838cm"/>
    </style:style>
    <style:style style:name="co7" style:family="table-column">
      <style:table-column-properties fo:break-before="auto" style:column-width="2.499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113">
      <style:text-properties fo:color="#000000"/>
    </style:style>
    <style:style style:name="ce4" style:family="table-cell" style:parent-style-name="Default" style:data-style-name="N110">
      <style:text-properties fo:color="#e00000"/>
    </style:style>
    <style:style style:name="ce5" style:family="table-cell" style:parent-style-name="Default" style:data-style-name="N110">
      <style:text-properties fo:color="#e00000" fo:font-weight="bold" style:font-weight-asian="bold" style:font-weight-complex="bold"/>
    </style:style>
    <style:style style:name="ce6" style:family="table-cell" style:parent-style-name="Default" style:data-style-name="N110"/>
    <style:style style:name="ce7" style:family="table-cell" style:parent-style-name="Default" style:data-style-name="N110">
      <style:text-properties fo:color="#00ae00"/>
    </style:style>
    <style:style style:name="ce8" style:family="table-cell" style:parent-style-name="Default" style:data-style-name="N111">
      <style:text-properties fo:color="#00ae00"/>
    </style:style>
    <style:style style:name="ce9" style:family="table-cell" style:parent-style-name="Default" style:data-style-name="N111">
      <style:text-properties fo:color="#e00000"/>
    </style:style>
    <style:style style:name="ce10" style:family="table-cell" style:parent-style-name="Default" style:data-style-name="N113"/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EST CONDITIO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Linux 64 bit Core2 Duo 6600 2.4 GHz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Kernel 2.6.37 + GCC 4.5.1 + O3 ffast-math flto fwhole-program static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Type double, secs for 1 mio pure evals, best out of 10 runs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COMPARED PARSER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MP = muParser 2.1.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FP = fParser 4.3.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AT = ATMSP 1.0.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AL = Acid Library for Microsoft .NET see <text:span text:style-name="T1">SPECIAL NOTES</text:span><text:span text:style-name="T2">*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MP</text:p>
          </table:table-cell>
          <table:table-cell table:style-name="ce2" office:value-type="string">
            <text:p>FP</text:p>
          </table:table-cell>
          <table:table-cell table:style-name="ce2" office:value-type="string">
            <text:p>AT</text:p>
          </table:table-cell>
          <table:table-cell table:style-name="ce2" office:value-type="string">
            <text:p>AL*</text:p>
          </table:table-cell>
          <table:table-cell table:style-name="ce2"/>
          <table:table-cell table:style-name="ce1" office:value-type="string">
            <text:p>Expression (x=1 y=2 z=3)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011888">
            <text:p>0,0119</text:p>
          </table:table-cell>
          <table:table-cell office:value-type="float" office:value="0.004596">
            <text:p>0,0046</text:p>
          </table:table-cell>
          <table:table-cell table:style-name="ce3" office:value-type="float" office:value="3.276">
            <text:p>3,2760</text:p>
          </table:table-cell>
          <table:table-cell table:style-name="ce8"/>
          <table:table-cell office:value-type="string">
            <text:p>'3+6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011993">
            <text:p>0,0120</text:p>
          </table:table-cell>
          <table:table-cell office:value-type="float" office:value="0.004596">
            <text:p>0,0046</text:p>
          </table:table-cell>
          <table:table-cell table:style-name="ce3" office:value-type="float" office:value="3.276">
            <text:p>3,2760</text:p>
          </table:table-cell>
          <table:table-cell table:style-name="ce8"/>
          <table:table-cell office:value-type="string">
            <text:p>5-3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011912">
            <text:p>0,0119</text:p>
          </table:table-cell>
          <table:table-cell office:value-type="float" office:value="0.004596">
            <text:p>0,0046</text:p>
          </table:table-cell>
          <table:table-cell table:style-name="ce3" office:value-type="float" office:value="3.365">
            <text:p>3,3650</text:p>
          </table:table-cell>
          <table:table-cell table:style-name="ce9"/>
          <table:table-cell office:value-type="string">
            <text:p>'3^2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0119">
            <text:p>0,0119</text:p>
          </table:table-cell>
          <table:table-cell office:value-type="float" office:value="0.004597">
            <text:p>0,0046</text:p>
          </table:table-cell>
          <table:table-cell table:style-name="ce3" office:value-type="float" office:value="7.469">
            <text:p>7,4690</text:p>
          </table:table-cell>
          <table:table-cell table:style-name="ce9"/>
          <table:table-cell office:value-type="string">
            <text:p>'1-2-3-4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011915">
            <text:p>0,0119</text:p>
          </table:table-cell>
          <table:table-cell office:value-type="float" office:value="0.004596">
            <text:p>0,0046</text:p>
          </table:table-cell>
          <table:table-cell table:style-name="ce3" office:value-type="float" office:value="8.693">
            <text:p>8,6930</text:p>
          </table:table-cell>
          <table:table-cell table:style-name="ce9"/>
          <table:table-cell office:value-type="string">
            <text:p>'abs(-3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011902">
            <text:p>0,0119</text:p>
          </table:table-cell>
          <table:table-cell office:value-type="float" office:value="0.004596">
            <text:p>0,0046</text:p>
          </table:table-cell>
          <table:table-cell table:style-name="ce3" office:value-type="float" office:value="12.76">
            <text:p>12,7600</text:p>
          </table:table-cell>
          <table:table-cell table:style-name="ce9"/>
          <table:table-cell office:value-type="string">
            <text:p>'sin(3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49">
            <text:p>0,0149</text:p>
          </table:table-cell>
          <table:table-cell office:value-type="float" office:value="0.016019">
            <text:p>0,0160</text:p>
          </table:table-cell>
          <table:table-cell office:value-type="float" office:value="0.011218">
            <text:p>0,0112</text:p>
          </table:table-cell>
          <table:table-cell table:style-name="ce3" office:value-type="float" office:value="3.276">
            <text:p>3,2760</text:p>
          </table:table-cell>
          <table:table-cell table:style-name="ce8"/>
          <table:table-cell office:value-type="string">
            <text:p>'x+6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2">
            <text:p>0,0220</text:p>
          </table:table-cell>
          <table:table-cell office:value-type="float" office:value="0.016019">
            <text:p>0,0160</text:p>
          </table:table-cell>
          <table:table-cell office:value-type="float" office:value="0.011322">
            <text:p>0,0113</text:p>
          </table:table-cell>
          <table:table-cell table:style-name="ce3" office:value-type="float" office:value="3.276">
            <text:p>3,2760</text:p>
          </table:table-cell>
          <table:table-cell table:style-name="ce8"/>
          <table:table-cell office:value-type="string">
            <text:p>'x-3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63">
            <text:p>0,0163</text:p>
          </table:table-cell>
          <table:table-cell office:value-type="float" office:value="0.012563">
            <text:p>0,0126</text:p>
          </table:table-cell>
          <table:table-cell office:value-type="float" office:value="0.007522">
            <text:p>0,0075</text:p>
          </table:table-cell>
          <table:table-cell table:style-name="ce3" office:value-type="float" office:value="3.365">
            <text:p>3,3650</text:p>
          </table:table-cell>
          <table:table-cell table:style-name="ce9"/>
          <table:table-cell office:value-type="string">
            <text:p>'x^2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33">
            <text:p>0,0330</text:p>
          </table:table-cell>
          <table:table-cell office:value-type="float" office:value="0.016012">
            <text:p>0,0160</text:p>
          </table:table-cell>
          <table:table-cell office:value-type="float" office:value="0.024969">
            <text:p>0,0250</text:p>
          </table:table-cell>
          <table:table-cell table:style-name="ce3" office:value-type="float" office:value="7.469">
            <text:p>7,4690</text:p>
          </table:table-cell>
          <table:table-cell table:style-name="ce9"/>
          <table:table-cell office:value-type="string">
            <text:p>'x-2-3-4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33">
            <text:p>0,0330</text:p>
          </table:table-cell>
          <table:table-cell office:value-type="float" office:value="0.023774">
            <text:p>0,0238</text:p>
          </table:table-cell>
          <table:table-cell office:value-type="float" office:value="0.025">
            <text:p>0,0250</text:p>
          </table:table-cell>
          <table:table-cell table:style-name="ce3" office:value-type="float" office:value="7.469">
            <text:p>7,4690</text:p>
          </table:table-cell>
          <table:table-cell table:style-name="ce9"/>
          <table:table-cell office:value-type="string">
            <text:p>'x-y-z-4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9">
            <text:p>0,0290</text:p>
          </table:table-cell>
          <table:table-cell office:value-type="float" office:value="0.012168">
            <text:p>0,0122</text:p>
          </table:table-cell>
          <table:table-cell office:value-type="float" office:value="0.010873">
            <text:p>0,0109</text:p>
          </table:table-cell>
          <table:table-cell table:style-name="ce3" office:value-type="float" office:value="8.693">
            <text:p>8,6930</text:p>
          </table:table-cell>
          <table:table-cell table:style-name="ce8"/>
          <table:table-cell office:value-type="string">
            <text:p>'abs(-x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436">
            <text:p>0,0436</text:p>
          </table:table-cell>
          <table:table-cell office:value-type="float" office:value="0.043557">
            <text:p>0,0436</text:p>
          </table:table-cell>
          <table:table-cell office:value-type="float" office:value="0.040573">
            <text:p>0,0406</text:p>
          </table:table-cell>
          <table:table-cell table:style-name="ce3" office:value-type="float" office:value="12.76">
            <text:p>12,7600</text:p>
          </table:table-cell>
          <table:table-cell table:style-name="ce8"/>
          <table:table-cell office:value-type="string">
            <text:p>'sin(x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63">
            <text:p>0,0163</text:p>
          </table:table-cell>
          <table:table-cell office:value-type="float" office:value="0.016826">
            <text:p>0,0168</text:p>
          </table:table-cell>
          <table:table-cell office:value-type="float" office:value="0.007584">
            <text:p>0,0076</text:p>
          </table:table-cell>
          <table:table-cell table:style-name="ce3"/>
          <table:table-cell table:style-name="ce8"/>
          <table:table-cell office:value-type="string">
            <text:p>'x^3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163">
            <text:p>0,0163</text:p>
          </table:table-cell>
          <table:table-cell office:value-type="float" office:value="0.014708">
            <text:p>0,0147</text:p>
          </table:table-cell>
          <table:table-cell office:value-type="float" office:value="0.007717">
            <text:p>0,0077</text:p>
          </table:table-cell>
          <table:table-cell table:style-name="ce3"/>
          <table:table-cell table:style-name="ce8"/>
          <table:table-cell office:value-type="string">
            <text:p>'x^4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18">
            <text:p>0,0218</text:p>
          </table:table-cell>
          <table:table-cell office:value-type="float" office:value="0.017426">
            <text:p>0,0174</text:p>
          </table:table-cell>
          <table:table-cell office:value-type="float" office:value="0.014218">
            <text:p>0,0142</text:p>
          </table:table-cell>
          <table:table-cell table:style-name="ce3"/>
          <table:table-cell table:style-name="ce9"/>
          <table:table-cell office:value-type="string">
            <text:p>'x^2+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11">
            <text:p>0,1100</text:p>
          </table:table-cell>
          <table:table-cell office:value-type="float" office:value="0.033048">
            <text:p>0,0330</text:p>
          </table:table-cell>
          <table:table-cell office:value-type="float" office:value="0.027246">
            <text:p>0,0272</text:p>
          </table:table-cell>
          <table:table-cell table:style-name="ce3"/>
          <table:table-cell table:style-name="ce9"/>
          <table:table-cell office:value-type="string">
            <text:p>'x^4+y^3+z^2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42">
            <text:p>0,0242</text:p>
          </table:table-cell>
          <table:table-cell office:value-type="float" office:value="0.012544">
            <text:p>0,0125</text:p>
          </table:table-cell>
          <table:table-cell office:value-type="float" office:value="0.007842">
            <text:p>0,0078</text:p>
          </table:table-cell>
          <table:table-cell table:style-name="ce3"/>
          <table:table-cell table:style-name="ce9"/>
          <table:table-cell office:value-type="string">
            <text:p>'sqrt(x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46">
            <text:p>0,0460</text:p>
          </table:table-cell>
          <table:table-cell office:value-type="float" office:value="0.01505">
            <text:p>0,0151</text:p>
          </table:table-cell>
          <table:table-cell office:value-type="float" office:value="0.010873">
            <text:p>0,0109</text:p>
          </table:table-cell>
          <table:table-cell table:style-name="ce3"/>
          <table:table-cell table:style-name="ce9"/>
          <table:table-cell office:value-type="string">
            <text:p>'-sqrt(x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485">
            <text:p>0,0485</text:p>
          </table:table-cell>
          <table:table-cell office:value-type="float" office:value="0.048503">
            <text:p>0,0485</text:p>
          </table:table-cell>
          <table:table-cell office:value-type="float" office:value="0.048519">
            <text:p>0,0485</text:p>
          </table:table-cell>
          <table:table-cell table:style-name="ce3"/>
          <table:table-cell table:style-name="ce8"/>
          <table:table-cell office:value-type="string">
            <text:p>'sin(2*x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1311">
            <text:p>0,1311</text:p>
          </table:table-cell>
          <table:table-cell office:value-type="float" office:value="0.133373">
            <text:p>0,1334</text:p>
          </table:table-cell>
          <table:table-cell office:value-type="float" office:value="0.130808">
            <text:p>0,1308</text:p>
          </table:table-cell>
          <table:table-cell table:style-name="ce3"/>
          <table:table-cell table:style-name="ce9"/>
          <table:table-cell office:value-type="string">
            <text:p>'sin($pi*x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1388">
            <text:p>0,1388</text:p>
          </table:table-cell>
          <table:table-cell office:value-type="float" office:value="0.139822">
            <text:p>0,1398</text:p>
          </table:table-cell>
          <table:table-cell office:value-type="float" office:value="0.135822">
            <text:p>0,1358</text:p>
          </table:table-cell>
          <table:table-cell table:style-name="ce3"/>
          <table:table-cell table:style-name="ce9"/>
          <table:table-cell office:value-type="string">
            <text:p>'sin($pi*x^2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935">
            <text:p>0,0935</text:p>
          </table:table-cell>
          <table:table-cell office:value-type="float" office:value="0.087282">
            <text:p>0,0873</text:p>
          </table:table-cell>
          <table:table-cell office:value-type="float" office:value="0.091619">
            <text:p>0,0916</text:p>
          </table:table-cell>
          <table:table-cell table:style-name="ce3"/>
          <table:table-cell table:style-name="ce9"/>
          <table:table-cell office:value-type="string">
            <text:p>'sin($pi^2*x^2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644">
            <text:p>0,0644</text:p>
          </table:table-cell>
          <table:table-cell office:value-type="float" office:value="0.012543">
            <text:p>0,0125</text:p>
          </table:table-cell>
          <table:table-cell office:value-type="float" office:value="0.014217">
            <text:p>0,0142</text:p>
          </table:table-cell>
          <table:table-cell table:style-name="ce3"/>
          <table:table-cell table:style-name="ce9"/>
          <table:table-cell office:value-type="string">
            <text:p>'abs(-sqrt(x)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878">
            <text:p>0,0878</text:p>
          </table:table-cell>
          <table:table-cell office:value-type="float" office:value="0.010037">
            <text:p>0,0100</text:p>
          </table:table-cell>
          <table:table-cell office:value-type="float" office:value="0.017562">
            <text:p>0,0176</text:p>
          </table:table-cell>
          <table:table-cell table:style-name="ce3"/>
          <table:table-cell table:style-name="ce8"/>
          <table:table-cell office:value-type="string">
            <text:p>'abs(-sqrt(x))^2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1143">
            <text:p>0,1143</text:p>
          </table:table-cell>
          <table:table-cell office:value-type="float" office:value="0.03972">
            <text:p>0,0397</text:p>
          </table:table-cell>
          <table:table-cell office:value-type="float" office:value="0.04301">
            <text:p>0,0430</text:p>
          </table:table-cell>
          <table:table-cell table:style-name="ce3"/>
          <table:table-cell table:style-name="ce9"/>
          <table:table-cell office:value-type="string">
            <text:p>'sqrt(abs(-sqrt(x))+2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879">
            <text:p>0,0879</text:p>
          </table:table-cell>
          <table:table-cell office:value-type="float" office:value="0.010036">
            <text:p>0,0100</text:p>
          </table:table-cell>
          <table:table-cell office:value-type="float" office:value="0.021215">
            <text:p>0,0212</text:p>
          </table:table-cell>
          <table:table-cell table:style-name="ce3"/>
          <table:table-cell table:style-name="ce9"/>
          <table:table-cell office:value-type="string">
            <text:p>'sqrt(abs(-sqrt(x))^4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97">
            <text:p>0,0297</text:p>
          </table:table-cell>
          <table:table-cell office:value-type="float" office:value="0.031166">
            <text:p>0,0312</text:p>
          </table:table-cell>
          <table:table-cell office:value-type="float" office:value="0.065116">
            <text:p>0,0651</text:p>
          </table:table-cell>
          <table:table-cell table:style-name="ce3"/>
          <table:table-cell table:style-name="ce9"/>
          <table:table-cell office:value-type="string">
            <text:p>'2*(x-y-z-1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95">
            <text:p>0,0295</text:p>
          </table:table-cell>
          <table:table-cell office:value-type="float" office:value="0.029532">
            <text:p>0,0295</text:p>
          </table:table-cell>
          <table:table-cell office:value-type="float" office:value="0.064783">
            <text:p>0,0648</text:p>
          </table:table-cell>
          <table:table-cell table:style-name="ce3"/>
          <table:table-cell table:style-name="ce9"/>
          <table:table-cell office:value-type="string">
            <text:p>'$pi*(x-y-z-1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515">
            <text:p>0,0515</text:p>
          </table:table-cell>
          <table:table-cell office:value-type="float" office:value="0.034005">
            <text:p>0,0340</text:p>
          </table:table-cell>
          <table:table-cell office:value-type="float" office:value="0.056884">
            <text:p>0,0569</text:p>
          </table:table-cell>
          <table:table-cell table:style-name="ce3"/>
          <table:table-cell table:style-name="ce9"/>
          <table:table-cell office:value-type="string">
            <text:p>'x+2*y+3*z+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674">
            <text:p>0,0674</text:p>
          </table:table-cell>
          <table:table-cell office:value-type="float" office:value="0.03387">
            <text:p>0,0339</text:p>
          </table:table-cell>
          <table:table-cell office:value-type="float" office:value="0.057561">
            <text:p>0,0576</text:p>
          </table:table-cell>
          <table:table-cell table:style-name="ce3"/>
          <table:table-cell table:style-name="ce9"/>
          <table:table-cell office:value-type="string">
            <text:p>'x-2*y-3*z-1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473">
            <text:p>0,0473</text:p>
          </table:table-cell>
          <table:table-cell office:value-type="float" office:value="0.018477">
            <text:p>0,0185</text:p>
          </table:table-cell>
          <table:table-cell office:value-type="float" office:value="0.017565">
            <text:p>0,0176</text:p>
          </table:table-cell>
          <table:table-cell table:style-name="ce3"/>
          <table:table-cell/>
          <table:table-cell office:value-type="string">
            <text:p>'x^2+y^2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29">
            <text:p>0,0229</text:p>
          </table:table-cell>
          <table:table-cell office:value-type="float" office:value="0.015726">
            <text:p>0,0157</text:p>
          </table:table-cell>
          <table:table-cell office:value-type="float" office:value="0.011709">
            <text:p>0,0117</text:p>
          </table:table-cell>
          <table:table-cell table:style-name="ce3"/>
          <table:table-cell/>
          <table:table-cell office:value-type="string">
            <text:p>'max(2,x)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271">
            <text:p>0,0271</text:p>
          </table:table-cell>
          <table:table-cell office:value-type="float" office:value="0.017279">
            <text:p>0,0173</text:p>
          </table:table-cell>
          <table:table-cell office:value-type="float" office:value="0.015054">
            <text:p>0,0151</text:p>
          </table:table-cell>
          <table:table-cell table:style-name="ce3"/>
          <table:table-cell/>
          <table:table-cell office:value-type="string">
            <text:p>'max(2,x)^2</text:p>
          </table:table-cell>
          <table:table-cell table:style-name="ce10"/>
          <table:table-cell table:number-columns-repeated="1017"/>
        </table:table-row>
        <table:table-row table:style-name="ro1">
          <table:table-cell office:value-type="float" office:value="0.0907">
            <text:p>0,0907</text:p>
          </table:table-cell>
          <table:table-cell office:value-type="float" office:value="0.029354">
            <text:p>0,0294</text:p>
          </table:table-cell>
          <table:table-cell office:value-type="float" office:value="0.032623">
            <text:p>0,0326</text:p>
          </table:table-cell>
          <table:table-cell table:style-name="ce3"/>
          <table:table-cell/>
          <table:table-cell office:value-type="string">
            <text:p>'(max(2,x)^2-min(2,y))^2</text:p>
          </table:table-cell>
          <table:table-cell table:style-name="ce10"/>
          <table:table-cell table:number-columns-repeated="1017"/>
        </table:table-row>
        <table:table-row table:style-name="ro1" table:number-rows-repeated="2">
          <table:table-cell table:style-name="ce4"/>
          <table:table-cell table:style-name="ce6"/>
          <table:table-cell table:style-name="ce7"/>
          <table:table-cell table:number-columns-repeated="1021"/>
        </table:table-row>
        <table:table-row table:style-name="ro1">
          <table:table-cell table:style-name="ce5" office:value-type="string">
            <text:p>SPECIAL NOTES <text:s/>for the Acid Library under Microsoft .NET: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Default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Comparing the Acid Library is maybe a bit unfair for various reasons: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1) It is .NET based and Microsoft tells us - more or less subtle – how extra fast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this is even in comparison to C++. Especially with floats, what counts here.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6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2) The Acid benchmarks published where made on a slightly faster PC. Details below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>
            <text:p>3) The Acid Library is – quote - “...one of the fastest math parsers available…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...takes advantage of a genuine design… increasing its performance 100 times 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compared to regular math parsers”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>
            <text:p>A bit unprivileged by 1) and 2) and a bit anxious by 3) I was curious enough to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take the challenge. The conditions published from the vendor of the Acid Library: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>
            <text:p>Win XP, Athlon 64 X2 Duo 5200+ 2.7 GHz and Microsoft .Net 3.5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>
            <text:p>Experts may recognize that the Acid Library obviously lacks constant folding.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Unfortunately they do not offer other benchmarks. So in favor for Acid <text:s/>the sam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expressions with variables were added to hinder the other parsers from folding.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>
            <text:p>Do not count beans, but make your own conclusions.</text:p>
          </table:table-cell>
          <table:table-cell table:style-name="Default" table:number-columns-repeated="2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1" number:min-integer-digits="1"/>
    </number:number-style>
    <number:number-style style:name="N112">
      <style:text-properties fo:color="#ff0000"/>
      <number:text>-</number:text>
      <number:number number:decimal-places="1" number:min-integer-digits="1"/>
      <style:map style:condition="value()&gt;=0" style:apply-style-name="N112P0"/>
    </number:number-style>
    <number:number-style style:name="N113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.01.2012</text:date>, <text:time>09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0T09:03:19</dc:date>
    <meta:generator>LibreOffice/3.4$Unix LibreOffice_project/340m1$Build-1206</meta:generator>
    <meta:editing-duration>PT21H57M9S</meta:editing-duration>
    <meta:editing-cycles>190</meta:editing-cycles>
    <meta:document-statistic meta:table-count="1" meta:cell-count="182" meta:object-count="0"/>
  </office:meta>
</office:document-meta>
</file>